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esla</text:p>
          </table:table-cell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6">
            <text:p>756</text:p>
          </table:table-cell>
          <table:table-cell table:number-columns-repeated="4"/>
        </table:table-row>
        <table:table-row table:style-name="ro1">
          <table:table-cell office:value-type="string">
            <text:p>t_prav</text:p>
          </table:table-cell>
          <table:table-cell/>
          <table:table-cell office:value-type="string">
            <text:p>0.0138039588928</text:p>
          </table:table-cell>
          <table:table-cell office:value-type="float" office:value="0.080353975296">
            <text:p>0,0803539753</text:p>
          </table:table-cell>
          <table:table-cell office:value-type="string">
            <text:p>0.652253866196</text:p>
          </table:table-cell>
          <table:table-cell office:value-type="string">
            <text:p>0.925132036209</text:p>
          </table:table-cell>
          <table:table-cell table:number-columns-repeated="4"/>
        </table:table-row>
        <table:table-row table:style-name="ro1">
          <table:table-cell office:value-type="string">
            <text:p>t_lev</text:p>
          </table:table-cell>
          <table:table-cell/>
          <table:table-cell office:value-type="string">
            <text:p>0.000355958938599</text:p>
          </table:table-cell>
          <table:table-cell office:value-type="float" office:value="0.000432968139648">
            <text:p>0,0004329681</text:p>
          </table:table-cell>
          <table:table-cell office:value-type="string">
            <text:p><text:s/>0.000552177429199</text:p>
          </table:table-cell>
          <table:table-cell office:value-type="string">
            <text:p>0.000673055648804</text:p>
          </table:table-cell>
          <table:table-cell table:number-columns-repeated="3"/>
          <table:table-cell office:value-type="float" office:value="5.5">
            <text:p>5,5</text:p>
          </table:table-cell>
        </table:table-row>
        <table:table-row table:style-name="ro1">
          <table:table-cell office:value-type="string">
            <text:p>t_solve</text:p>
          </table:table-cell>
          <table:table-cell/>
          <table:table-cell office:value-type="string">
            <text:p>0.000253915786743</text:p>
          </table:table-cell>
          <table:table-cell office:value-type="float" office:value="0.00205206871033">
            <text:p>0,0020520687</text:p>
          </table:table-cell>
          <table:table-cell table:number-columns-repeated="2" office:value-type="string">
            <text:p>0.000256061553955</text:p>
          </table:table-cell>
          <table:table-cell table:number-columns-repeated="4"/>
        </table:table-row>
        <table:table-row table:style-name="ro1">
          <table:table-cell office:value-type="string">
            <text:p>t_lu</text:p>
          </table:table-cell>
          <table:table-cell/>
          <table:table-cell office:value-type="string">
            <text:p>0.000248908996582</text:p>
          </table:table-cell>
          <table:table-cell office:value-type="float" office:value="0.000290155410767">
            <text:p>0,0002901554</text:p>
          </table:table-cell>
          <table:table-cell office:value-type="string">
            <text:p>0.000351190567017</text:p>
          </table:table-cell>
          <table:table-cell office:value-type="string">
            <text:p>0.000391960144043</text:p>
          </table:table-cell>
          <table:table-cell table:number-columns-repeated="4"/>
        </table:table-row>
        <table:table-row table:style-name="ro1">
          <table:table-cell office:value-type="string">
            <text:p>t_inter</text:p>
          </table:table-cell>
          <table:table-cell/>
          <table:table-cell office:value-type="string">
            <text:p>0.0267407894135</text:p>
          </table:table-cell>
          <table:table-cell office:value-type="string">
            <text:p>0.183424949646</text:p>
          </table:table-cell>
          <table:table-cell office:value-type="string">
            <text:p>1.08289313316</text:p>
          </table:table-cell>
          <table:table-cell office:value-type="string">
            <text:p>1.929859876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t_prav</text:p>
          </table:table-cell>
          <table:table-cell/>
          <table:table-cell office:value-type="string">
            <text:p>0.0138039588928</text:p>
          </table:table-cell>
          <table:table-cell office:value-type="string">
            <text:p>0.0152230262756</text:p>
          </table:table-cell>
          <table:table-cell office:value-type="string">
            <text:p>0.0162298679352</text:p>
          </table:table-cell>
          <table:table-cell office:value-type="string">
            <text:p>0.0184681415558</text:p>
          </table:table-cell>
          <table:table-cell table:number-columns-repeated="4"/>
        </table:table-row>
        <table:table-row table:style-name="ro1">
          <table:table-cell office:value-type="string">
            <text:p>t_lev</text:p>
          </table:table-cell>
          <table:table-cell/>
          <table:table-cell office:value-type="string">
            <text:p>0.000355958938599</text:p>
          </table:table-cell>
          <table:table-cell table:number-columns-repeated="7"/>
        </table:table-row>
        <table:table-row table:style-name="ro1">
          <table:table-cell office:value-type="string">
            <text:p>t_solve</text:p>
          </table:table-cell>
          <table:table-cell/>
          <table:table-cell office:value-type="string">
            <text:p>0.000253915786743</text:p>
          </table:table-cell>
          <table:table-cell table:number-columns-repeated="7"/>
        </table:table-row>
        <table:table-row table:style-name="ro1">
          <table:table-cell office:value-type="string">
            <text:p>t_lu</text:p>
          </table:table-cell>
          <table:table-cell/>
          <table:table-cell office:value-type="string">
            <text:p>0.000248908996582</text:p>
          </table:table-cell>
          <table:table-cell table:number-columns-repeated="7"/>
        </table:table-row>
        <table:table-row table:style-name="ro1">
          <table:table-cell office:value-type="string">
            <text:p>t_inter</text:p>
          </table:table-cell>
          <table:table-cell/>
          <table:table-cell office:value-type="string">
            <text:p>0.0432689189911</text:p>
          </table:table-cell>
          <table:table-cell office:value-type="string">
            <text:p>0.0437119007111</text:p>
          </table:table-cell>
          <table:table-cell office:value-type="string">
            <text:p>0.046838045120</text:p>
          </table:table-cell>
          <table:table-cell office:value-type="string">
            <text:p>0.055641307</text:p>
          </table:table-cell>
          <table:table-cell office:value-type="string">
            <text:p>Split=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=128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moe gpu</text:p>
          </table:table-cell>
          <table:table-cell table:number-columns-repeated="2"/>
          <table:table-cell table:formula="of:=3*([.D2]+[.D3]+[.D4]+[.D5])" office:value-type="float" office:value="0.249387502670235">
            <text:p>0,2493875027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rendilllock </meta:initial-creator>
    <meta:creation-date>2013-05-17T18:37:40</meta:creation-date>
    <dc:date>2013-05-18T03:59:28</dc:date>
    <dc:creator>earendilllock </dc:creator>
    <meta:editing-duration>PT8H35M27S</meta:editing-duration>
    <meta:editing-cycles>2</meta:editing-cycles>
    <meta:generator>LibreOffice/3.5$Linux_X86_64 LibreOffice_project/350m1$Build-2</meta:generator>
    <meta:document-statistic meta:table-count="3" meta:cell-count="58" meta:object-count="0"/>
  </office:meta>
</office:document-meta>
</file>